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9.35mm" svg:height="107.31mm" svg:x="71.86mm" svg:y="18.86mm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0:42:28.044606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23:17.667018014</meta:creation-date>
    <dc:date>2019-08-02T10:49:44.609846805</dc:date>
    <meta:editing-duration>PT22M38S</meta:editing-duration>
    <meta:editing-cycles>3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36cm" svg:height="10.732cm" xlink:href=".." xlink:type="simple" chart:class="chart:scatter" chart:style-name="ch1">
        <chart:title svg:x="6.009cm" svg:y="0.35cm" chart:style-name="ch2">
          <text:p>GCD using consecutive integer method</text:p>
        </chart:title>
        <chart:legend chart:legend-position="end" svg:x="17.084cm" svg:y="5.067cm" style:legend-expansion="high" chart:style-name="ch3"/>
        <chart:plot-area chart:style-name="ch4" table:cell-range-address="Sheet1.A1:Sheet1.B10" svg:x="1.409cm" svg:y="1.343cm" svg:width="15.277cm" svg:height="8.194cm">
          <chartooo:coordinate-region svg:x="2.03cm" svg:y="1.542cm" svg:width="14.469cm" svg:height="7.348cm"/>
          <chart:axis chart:dimension="x" chart:name="primary-x" chart:style-name="ch5">
            <chart:title svg:x="8.566cm" svg:y="9.751cm" chart:style-name="ch6">
              <text:p>(m+n)</text:p>
            </chart:title>
          </chart:axis>
          <chart:axis chart:dimension="y" chart:name="primary-y" chart:style-name="ch5">
            <chart:title svg:x="0.451cm" svg:y="6.079cm" chart:style-name="ch7">
              <text:p>opcount</text:p>
            </chart:title>
            <chart:grid chart:style-name="ch8" chart:class="major"/>
          </chart:axis>
          <chart:series chart:style-name="ch9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A1:Sheet1.A10</svg:desc>
                </draw:g>
              </table:table-cell>
              <table:table-cell office:value-type="float" office:value="4">
                <text:p>4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